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4375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23" style:family="table-row">
      <style:table-row-properties style:min-row-height="0.2604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34" style:family="table-row">
      <style:table-row-properties style:min-row-height="0.2604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45" style:family="table-row">
      <style:table-row-properties style:min-row-height="0.2604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56" style:family="table-row">
      <style:table-row-properties style:min-row-height="0.2604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67" style:family="table-row">
      <style:table-row-properties style:min-row-height="0.2604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78" style:family="table-row">
      <style:table-row-properties style:min-row-height="0.2083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22" style:family="table-row">
      <style:table-row-properties style:min-row-height="0.2083in"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33" style:family="table-row">
      <style:table-row-properties style:min-row-height="0.2083in"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44" style:family="table-row">
      <style:table-row-properties style:min-row-height="0.2083in"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66" style:family="table-row">
      <style:table-row-properties style:min-row-height="0.2083in"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77" style:family="table-row">
      <style:table-row-properties style:min-row-height="0.2083in"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588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58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90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91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92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93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94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9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9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9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9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9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7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60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0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1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61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22.10</text:p>
          </table:table-cell>
          <table:table-cell table:style-name="TableCell426">
            <text:p text:style-name="P427">Создание проекта приложения с помощью Java и SceneBilder. Создание базы данных для проекта с помощью<text:s/>PhpMyAdmin.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26.10</text:p>
          </table:table-cell>
          <table:table-cell table:style-name="TableCell437">
            <text:p text:style-name="P438">Создание проекта приложения с помощью Java и SceneBilder. Создание базы данных для проекта с помощью.</text:p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28.10</text:p>
          </table:table-cell>
          <table:table-cell table:style-name="TableCell448">
            <text:p text:style-name="P449">Гетеры и Сетеры в Java.</text:p>
          </table:table-cell>
          <table:table-cell table:style-name="TableCell450">
            <text:p text:style-name="P451">2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29.10</text:p>
          </table:table-cell>
          <table:table-cell table:style-name="TableCell459">
            <text:p text:style-name="P460">Повторение класса Scanner и его практическое приминение.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2.11</text:p>
          </table:table-cell>
          <table:table-cell table:style-name="TableCell470">
            <text:p text:style-name="P471">Разработка калькулятора на JavaFX и SceneBuilder</text:p>
          </table:table-cell>
          <table:table-cell table:style-name="TableCell472">
            <text:p text:style-name="P473">2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5.11</text:p>
          </table:table-cell>
          <table:table-cell table:style-name="TableCell481">
            <text:p text:style-name="P482">Подключение кода к калькулятору JavaFX</text:p>
          </table:table-cell>
          <table:table-cell table:style-name="TableCell483">
            <text:p text:style-name="P484">6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9.11</text:p>
          </table:table-cell>
          <table:table-cell table:style-name="TableCell492">
            <text:p text:style-name="P493">Доработка заданий недели на Java.</text:p>
          </table:table-cell>
          <table:table-cell table:style-name="TableCell494">
            <text:p text:style-name="P495">2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.11</text:p>
          </table:table-cell>
          <table:table-cell table:style-name="TableCell503">
            <text:p text:style-name="P504">Создание и анимирование основных персонажей на Unity.</text:p>
          </table:table-cell>
          <table:table-cell table:style-name="TableCell505">
            <text:p text:style-name="P506">2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2.11</text:p>
          </table:table-cell>
          <table:table-cell table:style-name="TableCell514">
            <text:p text:style-name="P515">Создание и анимирование фоновых персонажей на Unity.</text:p>
          </table:table-cell>
          <table:table-cell table:style-name="TableCell516">
            <text:p text:style-name="P517">2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16.11</text:p>
          </table:table-cell>
          <table:table-cell table:style-name="TableCell525">
            <text:p text:style-name="P526">Создание и анимирование фоновых персонажей на Unity.</text:p>
          </table:table-cell>
          <table:table-cell table:style-name="TableCell527">
            <text:p text:style-name="P528">2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18.11</text:p>
          </table:table-cell>
          <table:table-cell table:style-name="TableCell536">
            <text:p text:style-name="P537">Создание и анимирование фоновых персонажей на Unity.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19.11</text:p>
          </table:table-cell>
          <table:table-cell table:style-name="TableCell547">
            <text:p text:style-name="P548">Создание сцены “Магазин” и дополнительные ассеты.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21.11</text:p>
          </table:table-cell>
          <table:table-cell table:style-name="TableCell558">
            <text:p text:style-name="P559">Посещение ярмарки вакансий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25.11</text:p>
          </table:table-cell>
          <table:table-cell table:style-name="TableCell569">
            <text:p text:style-name="P570">Создание сцены “Магазин” и дополнительные ассеты.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30.11</text:p>
          </table:table-cell>
          <table:table-cell table:style-name="TableCell580">
            <text:p text:style-name="P581">Создание сцены “Магазин” и дополнительные ассеты.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</table:table>
      <text:p text:style-name="P588"/>
      <text:p text:style-name="P589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590">– оформленный договор о проведении практики;</text:p>
      <text:p text:style-name="P591">– Дневник практики, заверенный подписью руководителя практики от предприятия и печатью предприятия;</text:p>
      <text:p text:style-name="P592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593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594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Sanya Kisly</dc:creator>
    <meta:creation-date>2024-11-30T08:55:00Z</meta:creation-date>
    <dc:date>2024-11-30T08:55:00Z</dc:date>
    <meta:template xlink:href="Normal.dotm" xlink:type="simple"/>
    <meta:editing-cycles>87</meta:editing-cycles>
    <meta:editing-duration>PT0S</meta:editing-duration>
    <meta:document-statistic meta:page-count="1" meta:paragraph-count="17" meta:word-count="1334" meta:character-count="8925" meta:row-count="63" meta:non-whitespace-character-count="7608"/>
  </office:meta>
</office:document-meta>
</file>